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master-page-name="Standard">
      <style:paragraph-properties fo:line-height="115%" style:page-number="auto" fo:break-before="auto" fo:break-after="auto" style:writing-mode="lr-tb"/>
    </style:style>
    <style:style style:name="P4" style:family="paragraph" style:parent-style-name="Standard">
      <style:paragraph-properties fo:line-height="115%" fo:break-before="auto" fo:break-after="auto" style:writing-mode="lr-tb"/>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hy</text:span><text:span text:style-name="T1"> </text:span><text:span text:style-name="T1">get</text:span><text:span text:style-name="T1"> </text:span><text:span text:style-name="T1">a</text:span><text:span text:style-name="T1"> </text:span><text:span text:style-name="T1">FDM</text:span><text:span text:style-name="T1"> </text:span><text:span text:style-name="T1">and</text:span><text:span text:style-name="T1"> </text:span><text:span text:style-name="T1">not</text:span><text:span text:style-name="T1"> </text:span><text:span text:style-name="T1">an</text:span><text:span text:style-name="T1"> </text:span><text:span text:style-name="T1">SLA</text:span><text:span text:style-name="T1">/</text:span><text:span text:style-name="T1">polyjet</text:span><text:span text:style-name="T1"> </text:span><text:span text:style-name="T1">type</text:span><text:span text:style-name="T1"> </text:span><text:span text:style-name="T1">printer</text:span><text:span text:style-name="T1">?</text:span></text:p>
      <text:p text:style-name="P1"/>
      <text:p text:style-name="P1">1. FDM components (nozzle, heat bed) are <text:span text:style-name="T1">relatively</text:span><text:span text:style-name="T1"> </text:span><text:span text:style-name="T1">inexpensive</text:span> compared to SLA components (lasers, material pumps, high power UV bulbs, PSA), and can be sourced from many different suppliers, as opposed to just the original equipment manufacturer. </text:p>
      <text:p text:style-name="P1">2. FDM materials are <text:span text:style-name="T1">non</text:span><text:span text:style-name="T1">-</text:span><text:span text:style-name="T1">toxic</text:span>, as opposed to SLA materials which are toxic.</text:p>
      <text:p text:style-name="P1">3. FDM material <text:span text:style-name="T1">costs</text:span><text:span text:style-name="T1"> </text:span><text:span text:style-name="T1">are</text:span><text:span text:style-name="T1"> </text:span><text:span text:style-name="T1">much</text:span><text:span text:style-name="T1"> </text:span><text:span text:style-name="T1">lower</text:span><text:span text:style-name="T1"> </text:span>(orders of magnitude) than SLA materials, and <text:span text:style-name="T1">can</text:span><text:span text:style-name="T1"> </text:span><text:span text:style-name="T1">be</text:span><text:span text:style-name="T1"> </text:span><text:span text:style-name="T1">sourced</text:span><text:span text:style-name="T1"> </text:span><text:span text:style-name="T1">from</text:span><text:span text:style-name="T1"> </text:span><text:span text:style-name="T1">many</text:span><text:span text:style-name="T1"> </text:span><text:span text:style-name="T1">different</text:span><text:span text:style-name="T1"> </text:span><text:span text:style-name="T1">suppliers</text:span>, which keeps that cost low.</text:p>
      <text:p text:style-name="P1"/>
      <text:p text:style-name="P1"><text:span text:style-name="T1">Why</text:span><text:span text:style-name="T1"> </text:span><text:span text:style-name="T1">get</text:span><text:span text:style-name="T1"> </text:span><text:span text:style-name="T1">a</text:span><text:span text:style-name="T1"> </text:span><text:span text:style-name="T1">RepRap</text:span><text:span text:style-name="T1"> </text:span><text:span text:style-name="T1">and</text:span><text:span text:style-name="T1"> </text:span><text:span text:style-name="T1">not</text:span><text:span text:style-name="T1"> </text:span><text:span text:style-name="T1">another</text:span><text:span text:style-name="T1"> </text:span><text:span text:style-name="T1">FDM</text:span><text:span text:style-name="T1"> </text:span><text:span text:style-name="T1">like</text:span><text:span text:style-name="T1"> </text:span><text:span text:style-name="T1">an</text:span><text:span text:style-name="T1"> </text:span><text:span text:style-name="T1">Afinia</text:span><text:span text:style-name="T1"> </text:span><text:span text:style-name="T1">or</text:span><text:span text:style-name="T1"> </text:span><text:span text:style-name="T1">Makerbot</text:span><text:span text:style-name="T1"> </text:span><text:span text:style-name="T1">or</text:span><text:span text:style-name="T1"> </text:span><text:span text:style-name="T1">stratasys</text:span><text:span text:style-name="T1">?</text:span></text:p>
      <text:p text:style-name="P1"/>
      <text:p text:style-name="P1">1. When a RepRap breaks, oftentimes the users are capable of fixing the problem themselves, which <text:span text:style-name="T1">reduces</text:span><text:span text:style-name="T1"> </text:span><text:span text:style-name="T1">downtime</text:span>. The users are able to do this, because there are <text:span text:style-name="T1">very</text:span><text:span text:style-name="T1"> </text:span><text:span text:style-name="T1">few</text:span><text:span text:style-name="T1"> </text:span><text:span text:style-name="T1">specialty</text:span><text:span text:style-name="T1"> </text:span><text:span text:style-name="T1">parts</text:span>, and the system is much simpler than other systems.</text:p>
      <text:p text:style-name="P1">2. When a non-reprap printer breaks, oftentimes the users are not capable of fixing the problem themselves for worry of voiding their warranty, or for lack of specialty parts or tools, or for lack of understanding of the hardcoded software. This results in an expensive paperweight.</text:p>
      <text:p text:style-name="P1">3. RepRaps are <text:span text:style-name="T1">self</text:span><text:span text:style-name="T1">-</text:span><text:span text:style-name="T1">replicating</text:span>. This means that if you have a RepRap, you can make another RepRap at a fraction of the cost of other FDM systems.</text:p>
      <text:p text:style-name="P1">4. RepRaps are a <text:span text:style-name="T1">modular</text:span><text:span text:style-name="T1"> </text:span><text:span text:style-name="T1">architecture</text:span>, meaning that they are easily adaptable to different purposes, or can be improved upon for their original intended purpose.</text:p>
      <text:p text:style-name="P1">5. RepRaps have a <text:span text:style-name="T1">much</text:span><text:span text:style-name="T1"> </text:span><text:span text:style-name="T1">wider</text:span><text:span text:style-name="T1"> </text:span><text:span text:style-name="T1">variety</text:span><text:span text:style-name="T1"> </text:span><text:span text:style-name="T1">of</text:span><text:span text:style-name="T1"> </text:span><text:span text:style-name="T1">materials</text:span><text:span text:style-name="T1"> </text:span>than do other systems. ABS, PLA, HIPS, polycarbonate, wood, ceramic, nylon, PETT, PVA, and more have all been proven to work on a RepRap.</text:p>
      <text:p text:style-name="P1">6. A RepRap will never become obsolete. <text:span text:style-name="T1">All</text:span><text:span text:style-name="T1"> </text:span><text:span text:style-name="T1">the</text:span><text:span text:style-name="T1"> </text:span><text:span text:style-name="T1">software</text:span><text:span text:style-name="T1"> </text:span><text:span text:style-name="T1">that</text:span><text:span text:style-name="T1"> </text:span><text:span text:style-name="T1">drives</text:span><text:span text:style-name="T1"> </text:span><text:span text:style-name="T1">a</text:span><text:span text:style-name="T1"> </text:span><text:span text:style-name="T1">RepRap</text:span><text:span text:style-name="T1"> </text:span><text:span text:style-name="T1">is</text:span><text:span text:style-name="T1"> </text:span><text:span text:style-name="T1">free</text:span> (as in freedom) and gratis (as in no cost). This means when there are updates to the software that improve the user interface or operation of the machine, you can easily download and install the upgrades. Also, when there are updates to the hardware, you can oftentimes print the parts for the upgrade on your printer and install them yourself.</text:p>
      <text:p text:style-name="P1">7. RepRaps teach good problem solving skills. When there is an issue with a RepRap, the <text:span text:style-name="T1">users</text:span><text:span text:style-name="T1"> </text:span><text:span text:style-name="T1">can</text:span> <text:span text:style-name="T1">evaluate</text:span><text:span text:style-name="T1"> </text:span><text:span text:style-name="T1">symptoms</text:span><text:span text:style-name="T1"> </text:span><text:span text:style-name="T1">on</text:span><text:span text:style-name="T1"> </text:span><text:span text:style-name="T1">a</text:span><text:span text:style-name="T1"> </text:span><text:span text:style-name="T1">systems</text:span><text:span text:style-name="T1"> </text:span><text:span text:style-name="T1">level</text:span><text:span text:style-name="T1">, </text:span><text:span text:style-name="T1">learn</text:span><text:span text:style-name="T1"> </text:span><text:span text:style-name="T1">about</text:span><text:span text:style-name="T1"> </text:span><text:span text:style-name="T1">how</text:span><text:span text:style-name="T1"> </text:span><text:span text:style-name="T1">the</text:span><text:span text:style-name="T1"> </text:span><text:span text:style-name="T1">problem</text:span><text:span text:style-name="T1"> </text:span><text:span text:style-name="T1">system</text:span><text:span text:style-name="T1"> </text:span><text:span text:style-name="T1">functions</text:span><text:span text:style-name="T1">, </text:span><text:span text:style-name="T1">diagnose</text:span><text:span text:style-name="T1"> </text:span><text:span text:style-name="T1">the</text:span><text:span text:style-name="T1"> </text:span><text:span text:style-name="T1">issue</text:span><text:span text:style-name="T1">, </text:span><text:span text:style-name="T1">come</text:span><text:span text:style-name="T1"> </text:span><text:span text:style-name="T1">up</text:span><text:span text:style-name="T1"> </text:span><text:span text:style-name="T1">with</text:span><text:span text:style-name="T1"> </text:span><text:span text:style-name="T1">a</text:span><text:span text:style-name="T1"> </text:span><text:span text:style-name="T1">solution</text:span><text:span text:style-name="T1">, </text:span><text:span text:style-name="T1">and</text:span><text:span text:style-name="T1"> </text:span><text:span text:style-name="T1">repair</text:span><text:span text:style-name="T1"> </text:span><text:span text:style-name="T1">the</text:span><text:span text:style-name="T1"> </text:span><text:span text:style-name="T1">machine</text:span><text:span text:style-name="T1"> </text:span><text:span text:style-name="T1">themselves</text:span>. When there is an issue with a non-reprap FDM printer, the user often has no choice but to resort to making a warranty claim and sending the machine back to the manufacturer for repair, or pay for a technician to travel to the jobsite and perform a repair. This can sometimes result in arguments with the OEM about who is responsible for the damage (was it the machine’s fault, or the user’s fault?). There are shipping, diagnosis, and repair costs involved. There is not much learning that goes on here, except learning how to pay an OEM to make your machine run again.</text:p>
      <text:p text:style-name="P1">8. RepRaps can produce parts of <text:span text:style-name="T1">the</text:span><text:span text:style-name="T1"> </text:span><text:span text:style-name="T1">same</text:span><text:span text:style-name="T1"> </text:span><text:span text:style-name="T1">or</text:span><text:span text:style-name="T1"> </text:span><text:span text:style-name="T1">better</text:span><text:span text:style-name="T1"> </text:span><text:span text:style-name="T1">quality</text:span><text:span text:style-name="T1"> </text:span><text:span text:style-name="T1">than</text:span><text:span text:style-name="T1"> </text:span><text:span text:style-name="T1">other</text:span><text:span text:style-name="T1"> </text:span><text:span text:style-name="T1">FDMs</text:span>, when operated by a user who understands the system, and the ease of use and capability of the software improves every day.</text:p>
      <text:p text:style-name="P1">9. <text:span text:style-name="T1">RepRaps</text:span><text:span text:style-name="T1"> </text:span><text:span text:style-name="T1">offer</text:span><text:span text:style-name="T1"> </text:span><text:span text:style-name="T1">more</text:span><text:span text:style-name="T1"> </text:span><text:span text:style-name="T1">control</text:span><text:span text:style-name="T1"> </text:span><text:span text:style-name="T1">of</text:span><text:span text:style-name="T1"> </text:span><text:span text:style-name="T1">the</text:span><text:span text:style-name="T1"> </text:span><text:span text:style-name="T1">settings</text:span>. To prevent failed prints, other systems have limited the settings options such that the user cannot choose settings that won’t work. This takes the control of the machine out of the hands of the user. For example, there are 4 settings for infill density on an Afinia -- <text:s/>none of which are completely solid -- as opposed to the infinity <text:soft-page-break/>number of settings allowed by slic3r (all numbers between 0 and 1), which includes completely solid. There is one setting for layer height on a MakerBot, as opposed to the infinity number of settings allowed by slic3r. These are not the only two examples of this. Because the user has more control over the settings that drive the machine, the user is required to think about what will work best, thereby coming to deeper understanding of how the system actually works. Understanding is a good thing.</text:p>
      <text:p text:style-name="P1"/>
      <text:p text:style-name="P1"><text:span text:style-name="T1">Why</text:span><text:span text:style-name="T1"> </text:span><text:span text:style-name="T1">get</text:span><text:span text:style-name="T1"> </text:span><text:span text:style-name="T1">a</text:span><text:span text:style-name="T1"> </text:span><text:span text:style-name="T1">Tesseract</text:span><text:span text:style-name="T1"> </text:span><text:span text:style-name="T1">and</text:span><text:span text:style-name="T1"> </text:span><text:span text:style-name="T1">not</text:span><text:span text:style-name="T1"> </text:span><text:span text:style-name="T1">another</text:span><text:span text:style-name="T1"> </text:span><text:span text:style-name="T1">RepRap</text:span><text:span text:style-name="T1">?</text:span></text:p>
      <text:p text:style-name="P2"/>
      <text:p text:style-name="P1">1. The Tesseract has a <text:span text:style-name="T1">large</text:span><text:span text:style-name="T1"> </text:span><text:span text:style-name="T1">build</text:span><text:span text:style-name="T1"> </text:span><text:span text:style-name="T1">volume</text:span><text:span text:style-name="T1">-</text:span><text:span text:style-name="T1">to</text:span><text:span text:style-name="T1">-</text:span><text:span text:style-name="T1">footprint</text:span><text:span text:style-name="T1"> </text:span><text:span text:style-name="T1">ratio</text:span>. This means bigger parts and less desk space. This also means it is <text:span text:style-name="T1">easy</text:span><text:span text:style-name="T1"> </text:span><text:span text:style-name="T1">to</text:span><text:span text:style-name="T1"> </text:span><text:span text:style-name="T1">transport</text:span> (it can fit on the seat of the car easily).</text:p>
      <text:p text:style-name="P1">2. The Tesseract is a <text:span text:style-name="T1">brand-new design</text:span> that builds and improves upon experiences with other systems.</text:p>
      <text:p text:style-name="P1">3. The Tesseract is enclosed. This means <text:span text:style-name="T1">users</text:span><text:span text:style-name="T1"> </text:span><text:span text:style-name="T1">will</text:span><text:span text:style-name="T1"> </text:span><text:span text:style-name="T1">not</text:span><text:span text:style-name="T1"> </text:span><text:span text:style-name="T1">accidentally</text:span><text:span text:style-name="T1"> </text:span><text:span text:style-name="T1">pinch</text:span><text:span text:style-name="T1"> </text:span><text:span text:style-name="T1">or</text:span><text:span text:style-name="T1"> </text:span><text:span text:style-name="T1">burn</text:span><text:span text:style-name="T1"> </text:span><text:span text:style-name="T1">themselves</text:span>, and the emissions will not affect users in the same room. This also means <text:span text:style-name="T1">more</text:span><text:span text:style-name="T1"> </text:span><text:span text:style-name="T1">control</text:span><text:span text:style-name="T1"> </text:span><text:span text:style-name="T1">of</text:span><text:span text:style-name="T1"> </text:span><text:span text:style-name="T1">the</text:span><text:span text:style-name="T1"> </text:span><text:span text:style-name="T1">build</text:span><text:span text:style-name="T1"> </text:span><text:span text:style-name="T1">environment</text:span><text:span text:style-name="T1"> </text:span><text:span text:style-name="T1">thermally</text:span>, leading to less warpage of ABS parts.</text:p>
      <text:p text:style-name="P1">4. The Tesseract is clean -- it comes with a filtered fan that <text:span text:style-name="T1">filters</text:span><text:span text:style-name="T1"> </text:span><text:span text:style-name="T1">UFP</text:span><text:span text:style-name="T1"> </text:span><text:span text:style-name="T1">emission</text:span> (great for classrooms).</text:p>
      <text:p text:style-name="P1">5. The Tesseract is durable -- the frame alone has been shown to support 150 lbs, and with sides could support much more than that. Because the printer is so rigid, <text:span text:style-name="T1">transporting</text:span><text:span text:style-name="T1"> </text:span><text:span text:style-name="T1">it</text:span><text:span text:style-name="T1"> </text:span><text:span text:style-name="T1">to</text:span> <text:span text:style-name="T1">a</text:span><text:span text:style-name="T1"> </text:span><text:span text:style-name="T1">new</text:span><text:span text:style-name="T1"> </text:span><text:span text:style-name="T1">location</text:span><text:span text:style-name="T1"> </text:span><text:span text:style-name="T1">will</text:span><text:span text:style-name="T1"> </text:span><text:span text:style-name="T1">not</text:span><text:span text:style-name="T1"> </text:span><text:span text:style-name="T1">require</text:span><text:span text:style-name="T1"> </text:span><text:span text:style-name="T1">re</text:span><text:span text:style-name="T1">-</text:span><text:span text:style-name="T1">calibration</text:span><text:span text:style-name="T1">, </text:span>unlike other RepRap systems.</text:p>
      <text:p text:style-name="P1">6. The Tesseract is <text:span text:style-name="T1">mechanically</text:span><text:span text:style-name="T1"> </text:span><text:span text:style-name="T1">symmetrical</text:span>, and does not move the part much during printing. Other FDMs do y-motion by moving the build platform and part underneath the nozzle. This limits the speed that prints can be run, because bigger parts weigh more and load the stepper motors more. This also means that if the part flexes under lateral force or if there is slop between the bushings/bearings and their rail (which there always is, even if only a little), the positioning of the nozzle relative to the part suffers, and the quality of the print suffe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2</meta:editing-cycles>
    <dc:date>2014-08-19T14:10:26</dc:date>
    <meta:editing-duration>P0D</meta:editing-duration>
    <meta:document-statistic meta:table-count="0" meta:image-count="0" meta:object-count="0" meta:page-count="2" meta:paragraph-count="21" meta:word-count="949" meta:character-count="5482" meta:non-whitespace-character-count="4552"/>
  </office:meta>
</office:document-meta>
</file>